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7221910724927114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394672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393169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398051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451842751213110613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34100158262664159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680890489850779442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74075134660343378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78940382907274125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116398398884711389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6"><text:span text:style-name="T3">I started running at 7:47/mile pace and ended at 6:40/mile pace, </text:span></text:p>
      <text:p text:style-name="P16"><text:span text:style-name="T3">Ending pulse: 160</text:span></text:p>
      <text:p text:style-name="P16">Warm down:<text:span text:style-name="T3"> 1mile in 9:51 going faster as I ran </text:span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9T13:20:05.15</dc:date>
    <dc:creator>James  Lombardi</dc:creator>
    <meta:editing-duration>P7DT12H17M46S</meta:editing-duration>
    <meta:editing-cycles>664</meta:editing-cycles>
    <meta:generator>OpenOffice/4.1.2$Win32 OpenOffice.org_project/412m3$Build-9782</meta:generator>
    <meta:document-statistic meta:table-count="0" meta:image-count="0" meta:object-count="0" meta:page-count="19" meta:paragraph-count="497" meta:word-count="6318" meta:character-count="31397"/>
  </office:meta>
</office:document-meta>
</file>